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6600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07cm" svg:stroke-color="#336699" draw:marker-start-width="0.305cm" draw:marker-end-width="0.305cm" draw:textarea-vertical-align="middle" fo:padding-top="0.16cm" fo:padding-bottom="0.16cm" fo:padding-left="0.285cm" fo:padding-right="0.285cm"/>
    </style:style>
    <style:style style:name="gr3" style:family="graphic" style:parent-style-name="standard">
      <style:graphic-properties draw:stroke="solid" draw:stroke-dash="Fine_20_Dashed"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336699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7" style:family="graphic" style:parent-style-name="standard">
      <style:graphic-properties svg:stroke-width="0.1cm" svg:stroke-color="#000000" draw:marker-start-width="0.5cm" draw:marker-end-width="0.5cm" draw:fill-color="#ffffcc" draw:textarea-horizontal-align="justify" draw:textarea-vertical-align="middle" draw:auto-grow-height="false" fo:min-height="1.75cm" fo:min-width="5.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-color="#ffcccc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8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1" style:family="graphic" style:parent-style-name="standard">
      <style:graphic-properties svg:stroke-width="0.1cm" svg:stroke-color="#000000" draw:marker-start-width="0.35cm" draw:marker-end-width="0.35cm" draw:fill-color="#ccffcc" draw:textarea-horizontal-align="justify" draw:textarea-vertical-align="middle" draw:auto-grow-height="false" fo:min-height="1.164cm" fo:min-width="0.914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-color="#ccffcc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Fine_20_Dashed" svg:stroke-width="0.07cm" svg:stroke-color="#000000" draw:marker-start-width="0.305cm" draw:marker-end-width="0.305cm" draw:fill-color="#ccffcc" draw:textarea-horizontal-align="justify" draw:textarea-vertical-align="middle" draw:auto-grow-height="false" fo:min-height="0.35cm" fo:min-width="1.5cm" fo:padding-top="0.16cm" fo:padding-bottom="0.16cm" fo:padding-left="0.285cm" fo:padding-right="0.285cm"/>
    </style:style>
    <style:style style:name="gr14" style:family="graphic" style:parent-style-name="standard">
      <style:graphic-properties draw:stroke="dash" draw:stroke-dash="Fine_20_Dashed" svg:stroke-width="0.07cm" svg:stroke-color="#000000" draw:marker-start-width="0.305cm" draw:marker-end-width="0.305cm" draw:fill-color="#ccffcc" draw:textarea-horizontal-align="justify" draw:textarea-vertical-align="middle" draw:auto-grow-height="false" fo:min-height="0.25cm" fo:min-width="1.4cm" fo:padding-top="0.16cm" fo:padding-bottom="0.16cm" fo:padding-left="0.285cm" fo:padding-right="0.285cm"/>
    </style:style>
    <style:style style:name="gr15" style:family="graphic" style:parent-style-name="standard">
      <style:graphic-properties draw:stroke="dash" draw:stroke-dash="Fine_20_Dashed" svg:stroke-width="0.07cm" draw:marker-start-width="0.305cm" draw:marker-end-width="0.305cm" draw:textarea-vertical-align="middle" fo:padding-top="0.16cm" fo:padding-bottom="0.16cm" fo:padding-left="0.285cm" fo:padding-right="0.285cm"/>
    </style:style>
    <style:style style:name="gr16" style:family="graphic" style:parent-style-name="standard">
      <style:graphic-properties draw:stroke="dash" draw:stroke-dash="Fine_20_Dashed" svg:stroke-width="0.07cm" svg:stroke-color="#000000" draw:marker-start-width="0.305cm" draw:marker-end-width="0.305cm" draw:fill-color="#ccffcc" draw:textarea-horizontal-align="justify" draw:textarea-vertical-align="middle" draw:auto-grow-height="false" fo:min-height="0.28cm" fo:min-width="1.43cm" fo:padding-top="0.16cm" fo:padding-bottom="0.16cm" fo:padding-left="0.285cm" fo:padding-right="0.2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86cm"/>
    </style:style>
    <style:style style:name="gr18" style:family="graphic" style:parent-style-name="standard">
      <style:graphic-properties svg:stroke-width="0.1cm" svg:stroke-color="#000000" draw:marker-start-width="0.35cm" draw:marker-end-width="0.35cm" draw:fill-color="#dddddd" draw:textarea-horizontal-align="justify" draw:textarea-vertical-align="middle" draw:auto-grow-height="false" fo:min-height="0.65cm" fo:min-width="3.4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fill-color="#dddddd" draw:textarea-horizontal-align="justify" draw:textarea-vertical-align="middle" draw:auto-grow-height="false" fo:min-height="2.15cm" fo:min-width="2.4cm" fo:padding-top="0.175cm" fo:padding-bottom="0.175cm" fo:padding-left="0.3cm" fo:padding-right="0.3cm"/>
    </style:style>
    <style:style style:name="gr20" style:family="graphic" style:parent-style-name="standard">
      <style:graphic-properties svg:stroke-width="0.05cm" svg:stroke-color="#000000" draw:marker-start-width="0.275cm" draw:marker-end-width="0.275cm" draw:fill-color="#666666" draw:textarea-horizontal-align="justify" draw:textarea-vertical-align="middle" draw:auto-grow-height="false" fo:min-height="1.7cm" fo:min-width="2.05cm" fo:padding-top="0.15cm" fo:padding-bottom="0.15cm" fo:padding-left="0.275cm" fo:padding-right="0.275cm"/>
    </style:style>
    <style:style style:name="gr21" style:family="graphic" style:parent-style-name="objectwithoutfill">
      <style:graphic-properties draw:stroke="none" svg:stroke-width="0.1cm" svg:stroke-color="#336699" draw:marker-start-width="0.35cm" draw:marker-end-width="0.3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336699" draw:fill="none" draw:fill-color="#ffffff" draw:textarea-horizontal-align="left" draw:auto-grow-height="true" draw:auto-grow-width="false" fo:min-height="0.712cm" fo:min-width="0.89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dash" draw:stroke-dash="Fine_20_Dashed" svg:stroke-width="0.1cm" svg:stroke-color="#000000" draw:marker-start-width="0.35cm" draw:marker-end-width="0.35cm" draw:fill-color="#dddddd" draw:textarea-horizontal-align="justify" draw:textarea-vertical-align="middle" draw:auto-grow-height="false" fo:min-height="1.45cm" fo:min-width="3.4cm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Fine_20_Dashed" svg:stroke-width="0.1cm" svg:stroke-color="#ff3333" draw:fill-color="#ff950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-color="#ffcccc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ccffcc"/>
      <style:paragraph-properties fo:text-align="center"/>
    </style:style>
    <style:style style:name="P8" style:family="paragraph">
      <loext:graphic-properties draw:fill-color="#ccffcc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-color="#ff950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9.8cm" svg:y1="9.7cm" svg:x2="6.9cm" svg:y2="8.2cm" draw:start-shape="id1" draw:end-shape="id2" draw:end-glue-point="1" svg:d="M9800 9700v-1500h-2900" svg:viewBox="0 0 2901 1501">
          <text:p/>
        </draw:connector>
        <draw:connector draw:style-name="gr2" draw:text-style-name="P1" draw:layer="layout" svg:x1="24.4cm" svg:y1="7.5cm" svg:x2="24.4cm" svg:y2="6.6cm" draw:start-shape="id3" draw:end-shape="id4" draw:end-glue-point="3" svg:d="M24400 7500h-535v-900h535" svg:viewBox="0 0 536 901">
          <text:p/>
        </draw:connector>
        <draw:connector draw:style-name="gr3" draw:text-style-name="P1" draw:layer="layout" svg:x1="24.4cm" svg:y1="9.2cm" svg:x2="22.3cm" svg:y2="9.2cm" draw:start-shape="id5" draw:end-shape="id6" draw:end-glue-point="1" svg:d="M24400 9200h-2100" svg:viewBox="0 0 2101 1">
          <text:p/>
        </draw:connector>
        <draw:connector draw:style-name="gr4" draw:text-style-name="P1" draw:layer="layout" svg:x1="24.399cm" svg:y1="12.3cm" svg:x2="22.3cm" svg:y2="12.3cm" draw:start-shape="id7" draw:start-glue-point="3" draw:end-shape="id8" draw:end-glue-point="1" svg:d="M24399 12300h-2099" svg:viewBox="0 0 2100 1">
          <text:p/>
        </draw:connector>
        <draw:g>
          <draw:line draw:style-name="gr5" draw:text-style-name="P2" draw:layer="layout" svg:x1="23.8cm" svg:y1="11.8cm" svg:x2="23.3cm" svg:y2="12.7cm">
            <text:p/>
          </draw:line>
          <draw:frame draw:style-name="gr6" draw:text-style-name="P3" draw:layer="layout" svg:width="0.853cm" svg:height="0.962cm" svg:x="22.9cm" svg:y="11.4cm">
            <draw:text-box>
              <text:p>4</text:p>
            </draw:text-box>
          </draw:frame>
        </draw:g>
        <draw:connector draw:style-name="gr3" draw:text-style-name="P1" draw:layer="layout" draw:line-skew="-1.95cm" svg:x1="12.6cm" svg:y1="10.7cm" svg:x2="19.3cm" svg:y2="9.2cm" draw:start-shape="id1" draw:start-glue-point="1" draw:end-shape="id6" draw:end-glue-point="3" svg:d="M12600 10700h1400v-1500h5300" svg:viewBox="0 0 6701 1501">
          <text:p/>
        </draw:connector>
        <draw:connector draw:style-name="gr4" draw:text-style-name="P1" draw:layer="layout" draw:line-skew="-1.95cm" svg:x1="12.6cm" svg:y1="10.7cm" svg:x2="19.3cm" svg:y2="12.3cm" draw:start-shape="id1" draw:start-glue-point="1" draw:end-shape="id8" svg:d="M12600 10700h1400v1600h5300" svg:viewBox="0 0 6701 1601">
          <text:p/>
        </draw:connector>
        <draw:custom-shape draw:style-name="gr7" draw:text-style-name="P4" xml:id="id1" draw:id="id1" draw:layer="layout" svg:width="5.6cm" svg:height="2cm" svg:x="7cm" svg:y="9.7cm">
          <text:p text:style-name="P1">MCU</text:p>
          <text:p text:style-name="P1"><text:span text:style-name="T1">(Tiva C Launchpad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8" draw:id="id8" draw:layer="layout" svg:width="3cm" svg:height="2cm" svg:x="19.3cm" svg:y="11.3cm">
          <text:p text:style-name="P1">Driver 2</text:p>
          <text:p text:style-name="P1"><text:span text:style-name="T1">(EM705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3cm" svg:height="2cm" svg:x="19.3cm" svg:y="8.2cm">
          <text:p text:style-name="P1">Driver 1</text:p>
          <text:p text:style-name="P1"><text:span text:style-name="T1">(EM70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4.367cm" svg:height="1.199cm" svg:x="14.6cm" svg:y="8.601cm">
          <draw:text-box>
            <text:p><text:span text:style-name="T2">ENA, DIR, PUL, FLT</text:span></text:p>
            <text:p text:style-name="P1"><text:span text:style-name="T2">(opt. RS232)</text:span></text:p>
          </draw:text-box>
        </draw:frame>
        <draw:frame draw:style-name="gr10" draw:text-style-name="P6" draw:layer="layout" svg:width="4.367cm" svg:height="1.199cm" svg:x="14.5cm" svg:y="11.7cm">
          <draw:text-box>
            <text:p><text:span text:style-name="T2">ENA, DIR, PUL, FLT</text:span></text:p>
            <text:p text:style-name="P1"><text:span text:style-name="T2">(opt. RS232)</text:span></text:p>
          </draw:text-box>
        </draw:frame>
        <draw:custom-shape draw:style-name="gr11" draw:text-style-name="P7" xml:id="id5" draw:id="id5" draw:layer="layout" svg:width="2cm" svg:height="2cm" svg:x="24.4cm" svg:y="8.2cm">
          <text:p text:style-name="P1">S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7" draw:id="id7" draw:layer="layout" svg:width="2cm" svg:height="2cm" svg:x="24.399cm" svg:y="11.3cm">
          <text:p text:style-name="P1">S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xml:id="id3" draw:id="id3" draw:layer="layout" svg:width="2cm" svg:height="0.6cm" svg:x="24.4cm" svg:y="7.2cm">
          <text:p text:style-name="P1"><text:span text:style-name="T2">SW 1B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4" draw:id="id4" draw:layer="layout" svg:width="2cm" svg:height="0.6cm" svg:x="24.4cm" svg:y="6.3cm">
          <text:p text:style-name="P1"><text:span text:style-name="T2">SW 1A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-4.5cm" svg:x1="12.6cm" svg:y1="10.7cm" svg:x2="24.4cm" svg:y2="7.5cm" draw:start-shape="id1" draw:start-glue-point="1" draw:end-shape="id3" svg:d="M12600 10700h1408v-3200h10392" svg:viewBox="0 0 11801 3201">
          <text:p/>
        </draw:connector>
        <draw:connector draw:style-name="gr2" draw:text-style-name="P1" draw:layer="layout" svg:x1="24.4cm" svg:y1="14.9cm" svg:x2="24.4cm" svg:y2="14cm" draw:start-shape="id9" draw:end-shape="id10" draw:end-glue-point="3" svg:d="M24400 14900h-535v-900h535" svg:viewBox="0 0 536 901">
          <text:p/>
        </draw:connector>
        <draw:custom-shape draw:style-name="gr16" draw:text-style-name="P8" xml:id="id9" draw:id="id9" draw:layer="layout" svg:width="2cm" svg:height="0.6cm" svg:x="24.4cm" svg:y="14.6cm">
          <text:p text:style-name="P1"><text:span text:style-name="T2">SW 2B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10" draw:id="id10" draw:layer="layout" svg:width="2cm" svg:height="0.6cm" svg:x="24.4cm" svg:y="13.7cm">
          <text:p text:style-name="P1"><text:span text:style-name="T2">SW 2A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draw:line-skew="-4.508cm" svg:x1="12.6cm" svg:y1="10.7cm" svg:x2="24.4cm" svg:y2="14.9cm" draw:start-shape="id1" draw:start-glue-point="1" draw:end-shape="id9" draw:end-glue-point="3" svg:d="M12600 10700h1400v4200h10400" svg:viewBox="0 0 11801 4201">
          <text:p/>
        </draw:connector>
        <draw:frame draw:style-name="gr17" draw:text-style-name="P6" draw:layer="layout" svg:width="1.886cm" svg:height="0.725cm" svg:x="14.833cm" svg:y="6.9cm">
          <draw:text-box>
            <text:p text:style-name="P1"><text:span text:style-name="T2">2 x SW</text:span></text:p>
          </draw:text-box>
        </draw:frame>
        <draw:frame draw:style-name="gr17" draw:text-style-name="P6" draw:layer="layout" svg:width="1.886cm" svg:height="0.725cm" svg:x="14.714cm" svg:y="14.3cm">
          <draw:text-box>
            <text:p text:style-name="P1"><text:span text:style-name="T2">2 x SW</text:span></text:p>
          </draw:text-box>
        </draw:frame>
        <draw:custom-shape draw:style-name="gr18" draw:text-style-name="P9" xml:id="id2" draw:id="id2" draw:layer="layout" svg:width="4cm" svg:height="1cm" svg:x="2.9cm" svg:y="7.7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cm" svg:height="2.5cm" svg:x="3.4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0" draw:layer="layout" svg:width="2.6cm" svg:height="2cm" svg:x="3.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1" draw:text-style-name="P2" draw:layer="layout" svg:x1="23.8cm" svg:y1="8.7cm" svg:x2="23.3cm" svg:y2="9.6cm">
            <text:p/>
          </draw:line>
          <draw:frame draw:style-name="gr22" draw:text-style-name="P3" draw:layer="layout" svg:width="0.853cm" svg:height="0.962cm" svg:x="22.9cm" svg:y="8.3cm">
            <draw:text-box>
              <text:p>4</text:p>
            </draw:text-box>
          </draw:frame>
        </draw:g>
        <draw:g>
          <draw:line draw:style-name="gr5" draw:text-style-name="P2" draw:layer="layout" svg:x1="23.8cm" svg:y1="8.7cm" svg:x2="23.3cm" svg:y2="9.6cm">
            <text:p/>
          </draw:line>
          <draw:frame draw:style-name="gr6" draw:text-style-name="P3" draw:layer="layout" svg:width="0.853cm" svg:height="0.962cm" svg:x="22.9cm" svg:y="8.3cm">
            <draw:text-box>
              <text:p>4</text:p>
            </draw:text-box>
          </draw:frame>
        </draw:g>
        <draw:frame draw:style-name="gr23" draw:text-style-name="P12" draw:layer="layout" svg:width="4.473cm" svg:height="1.916cm" svg:x="7.627cm" svg:y="6.284cm">
          <draw:text-box>
            <text:p text:style-name="P11"><text:span text:style-name="T1">USB</text:span></text:p>
            <text:p text:style-name="P11"><text:span text:style-name="T1">(RS232)</text:span></text:p>
            <text:p text:style-name="P11"><text:span text:style-name="T1">(opt. ETHERNET)</text:span></text:p>
          </draw:text-box>
        </draw:frame>
        <draw:custom-shape draw:style-name="gr24" draw:text-style-name="P9" xml:id="id11" draw:id="id11" draw:layer="layout" svg:width="4cm" svg:height="1.8cm" svg:x="2.9cm" svg:y="12.8cm">
          <text:p text:style-name="P1">Keypad or</text:p>
          <text:p text:style-name="P1">Joystick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3" draw:layer="layout" svg:x1="6.9cm" svg:y1="13.7cm" svg:x2="9.8cm" svg:y2="11.7cm" draw:start-shape="id11" draw:start-glue-point="1" draw:end-shape="id1" svg:d="M6900 13700h2900v-2000" svg:viewBox="0 0 29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1:57:59.262000000</meta:creation-date>
    <dc:date>2015-05-09T06:50:49.490000000</dc:date>
    <meta:editing-duration>PT32M11S</meta:editing-duration>
    <meta:editing-cycles>6</meta:editing-cycles>
    <meta:generator>LibreOffice/4.4.3.2$Windows_x86 LibreOffice_project/88805f81e9fe61362df02b9941de8e38a9b5fd16</meta:generator>
    <meta:document-statistic meta:object-count="37"/>
  </office:meta>
</office:document-meta>
</file>